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2BC6811F7BFB0182FAB.png" manifest:media-type="image/png"/>
  <manifest:file-entry manifest:full-path="Pictures/10000201000006F50000031814A9C9FD554CCD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93cm, 0cm, 2.036cm, 28.47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04cm, 3.284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122cm" fo:min-width="2.188cm"/>
    </style:style>
    <style:style style:name="gr7" style:family="graphic" style:parent-style-name="standard">
      <style:graphic-properties draw:stroke="none" svg:stroke-color="#bf0041" draw:fill-color="#f40f02" draw:textarea-horizontal-align="justify" draw:textarea-vertical-align="middle" draw:auto-grow-height="false" fo:min-height="0.783cm" fo:min-width="1.497cm"/>
      <style:paragraph-properties style:writing-mode="lr-tb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36cm" fo:min-width="2.479cm"/>
    </style:style>
    <style:style style:name="gr9" style:family="graphic" style:parent-style-name="standard">
      <style:graphic-properties draw:stroke="none" svg:stroke-color="#bf0041" draw:fill-color="#155a95" draw:textarea-horizontal-align="justify" draw:textarea-vertical-align="middle" draw:auto-grow-height="false" fo:min-height="0.783cm" fo:min-width="1.496cm"/>
      <style:paragraph-properties style:writing-mode="lr-tb"/>
    </style:style>
    <style:style style:name="gr10" style:family="graphic" style:parent-style-name="standard">
      <style:graphic-properties draw:stroke="none" svg:stroke-color="#bf0041" draw:fill-color="#3ca8fa" draw:textarea-horizontal-align="justify" draw:textarea-vertical-align="middle" draw:auto-grow-height="false" fo:min-height="0.783cm" fo:min-width="1.49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-color="#f40f02"/>
      <style:paragraph-properties fo:text-align="center"/>
      <style:text-properties fo:color="#ffffff"/>
    </style:style>
    <style:style style:name="P9" style:family="paragraph">
      <loext:graphic-properties draw:fill-color="#155a95"/>
      <style:paragraph-properties fo:text-align="center"/>
      <style:text-properties fo:color="#ffffff" style:font-name="Roboto"/>
    </style:style>
    <style:style style:name="P10" style:family="paragraph">
      <loext:graphic-properties draw:fill-color="#3ca8fa"/>
      <style:paragraph-properties fo:text-align="center"/>
      <style:text-properties fo:color="#ffffff" style:font-name="Robo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5308d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078cm" svg:height="7.619cm" svg:x="1.114cm" svg:y="3.811cm">
          <draw:image xlink:href="Pictures/10000201000006F50000031814A9C9FD554CCD9F.png" xlink:type="simple" xlink:show="embed" xlink:actuate="onLoad" loext:mime-type="image/png">
            <text:p/>
          </draw:image>
        </draw:frame>
        <draw:frame draw:style-name="gr2" draw:text-style-name="P3" draw:layer="layout" svg:width="10.414cm" svg:height="0.962cm" svg:x="15.494cm" svg:y="2.594cm">
          <draw:text-box>
            <text:p text:style-name="P2"><text:span text:style-name="T1">Structured JSON</text:span></text:p>
          </draw:text-box>
        </draw:frame>
        <draw:frame draw:style-name="gr2" draw:text-style-name="P3" draw:layer="layout" svg:width="10.414cm" svg:height="0.962cm" svg:x="1.524cm" svg:y="2.54cm">
          <draw:text-box>
            <text:p text:style-name="P2"><text:span text:style-name="T1">Unstructured File Format</text:span></text:p>
          </draw:text-box>
        </draw:frame>
        <draw:frame draw:style-name="gr2" draw:text-style-name="P4" draw:layer="layout" svg:width="10.414cm" svg:height="7.307cm" svg:x="15.494cm" svg:y="4.118cm">
          <draw:text-box>
            <text:p><text:span text:style-name="T2">measures</text:span><text:span text:style-name="T3">:[{</text:span></text:p>
            <text:p><text:span text:style-name="T3"><text:s text:c="2"/></text:span><text:span text:style-name="T2">line</text:span><text:span text:style-name="T3">: [[0.175, 0.355],[0.175,0.545]]</text:span></text:p>
            <text:p><text:span text:style-name="T3"><text:s text:c="2"/></text:span><text:span text:style-name="T2">label</text:span><text:span text:style-name="T3">: {</text:span></text:p>
            <text:p><text:span text:style-name="T3"><text:s text:c="4"/></text:span><text:span text:style-name="T2">blurb</text:span><text:span text:style-name="T3">: “</text:span><text:span text:style-name="T4">17k6</text:span><text:span text:style-name="T3">”,</text:span></text:p>
            <text:p><text:span text:style-name="T3"><text:s text:c="4"/></text:span><text:span text:style-name="T2">size</text:span><text:span text:style-name="T3">: {</text:span></text:p>
            <text:p><text:span text:style-name="T3"><text:s text:c="6"/></text:span><text:span text:style-name="T2">size_type</text:span><text:span text:style-name="T3">: “</text:span><text:span text:style-name="T5">DIAMETER</text:span><text:span text:style-name="T3">”, </text:span></text:p>
            <text:p><text:span text:style-name="T3"><text:s text:c="6"/></text:span><text:span text:style-name="T2">nominal_size</text:span><text:span text:style-name="T3">: </text:span><text:span text:style-name="T4">17 </text:span><text:span text:style-name="T3">},</text:span></text:p>
            <text:p><text:span text:style-name="T3"><text:s text:c="4"/></text:span><text:span text:style-name="T2">size_tolerance</text:span><text:span text:style-name="T3">: {</text:span></text:p>
            <text:p><text:span text:style-name="T3"><text:s text:c="6"/></text:span><text:span text:style-name="T2">toleration_type</text:span><text:span text:style-name="T3">: “</text:span><text:span text:style-name="T4">FIT_SIZE_ISO</text:span><text:span text:style-name="T3">”,</text:span></text:p>
            <text:p><text:span text:style-name="T3"><text:s text:c="6"/></text:span><text:span text:style-name="T2">blurb</text:span><text:span text:style-name="T3">:”k6” }</text:span></text:p>
            <text:p><text:span text:style-name="T3"><text:s text:c="2"/></text:span><text:span text:style-name="T3">}</text:span></text:p>
            <text:p><text:span text:style-name="T3"><text:s text:c="2"/>… </text:span><text:span text:style-name="T3">] </text:span></text:p>
          </draw:text-box>
        </draw:frame>
        <draw:custom-shape draw:style-name="gr3" draw:text-style-name="P1" draw:layer="layout" svg:width="1.016cm" svg:height="0.508cm" svg:x="13.208cm" svg:y="7.112cm">
          <text:p/>
          <draw:enhanced-geometry svg:viewBox="0 0 21600 21600" draw:text-areas="0 ?f0 ?f5 ?f2" draw:type="right-arrow" draw:modifiers="15568.1415929204 7680.94302554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1" draw:layer="layout" svg:width="3.764cm" svg:height="3.886cm" svg:x="1.778cm" svg:y="4.572cm">
          <draw:image xlink:href="Pictures/10000201000002BC000002BC6811F7BFB0182FAB.png" xlink:type="simple" xlink:show="embed" xlink:actuate="onLoad" loext:mime-type="image/png">
            <text:p/>
          </draw:image>
        </draw:frame>
        <draw:custom-shape draw:style-name="gr6" draw:text-style-name="P6" draw:layer="layout" svg:width="2.688cm" svg:height="1.372cm" svg:x="2.346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107cm" svg:height="1.143cm" svg:x="2.128cm" svg:y="6.478cm">
          <text:p text:style-name="P7"><text:span text:style-name="T6">PD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2.979cm" svg:height="0.61cm" svg:x="1.983cm" svg:y="8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764cm" svg:height="3.886cm" svg:x="5.542cm" svg:y="4.572cm">
          <draw:image xlink:href="Pictures/10000201000002BC000002BC6811F7BFB0182FAB.png" xlink:type="simple" xlink:show="embed" xlink:actuate="onLoad" loext:mime-type="image/png">
            <text:p/>
          </draw:image>
        </draw:frame>
        <draw:custom-shape draw:style-name="gr6" draw:text-style-name="P6" draw:layer="layout" svg:width="2.688cm" svg:height="1.372cm" svg:x="6.11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106cm" svg:height="1.143cm" svg:x="5.892cm" svg:y="6.478cm">
          <text:p text:style-name="P7"><text:span text:style-name="T6">TIF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2.979cm" svg:height="0.61cm" svg:x="5.746cm" svg:y="8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764cm" svg:height="3.886cm" svg:x="9.306cm" svg:y="4.572cm">
          <draw:image xlink:href="Pictures/10000201000002BC000002BC6811F7BFB0182FAB.png" xlink:type="simple" xlink:show="embed" xlink:actuate="onLoad" loext:mime-type="image/png">
            <text:p/>
          </draw:image>
        </draw:frame>
        <draw:custom-shape draw:style-name="gr6" draw:text-style-name="P6" draw:layer="layout" svg:width="2.688cm" svg:height="1.372cm" svg:x="9.874cm" svg:y="6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106cm" svg:height="1.143cm" svg:x="9.656cm" svg:y="6.478cm">
          <text:p text:style-name="P7"><text:span text:style-name="T6">P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2.979cm" svg:height="0.61cm" svg:x="9.51cm" svg:y="8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556cm" svg:height="1.195cm" svg:x="13.716cm" svg:y="7.366cm">
          <draw:text-box>
            <text:p><text:span text:style-name="T7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18:38.850266229</meta:creation-date>
    <dc:date>2020-11-18T20:38:49.027597289</dc:date>
    <meta:editing-duration>PT5M57S</meta:editing-duration>
    <meta:editing-cycles>2</meta:editing-cycles>
    <meta:generator>LibreOffice/6.4.6.2$Linux_X86_64 LibreOffice_project/40$Build-2</meta:generator>
    <meta:document-statistic meta:object-count="43"/>
  </office:meta>
</office:document-meta>
</file>